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5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5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15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5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5" office:value-type="string" calcext:value-type="string">
            <text:p>190.88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16:30:16.7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23T16:31:59.447000000</dc:date>
    <meta:editing-duration>P1DT17H43M31S</meta:editing-duration>
    <meta:editing-cycles>864</meta:editing-cycles>
    <meta:document-statistic meta:table-count="1" meta:cell-count="835" meta:object-count="0"/>
  </office:meta>
</office:document-meta>
</file>